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1620000012D29B887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1f667d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>
      <style:paragraph-properties fo:text-align="start" style:justify-single-word="false"/>
      <style:text-properties officeooo:paragraph-rsid="002677ef"/>
    </style:style>
    <style:style style:name="P6" style:family="paragraph" style:parent-style-name="Standard">
      <style:paragraph-properties fo:text-align="center" style:justify-single-word="false"/>
      <style:text-properties officeooo:paragraph-rsid="002677ef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037e5" officeooo:paragraph-rsid="002677ef"/>
    </style:style>
    <style:style style:name="P8" style:family="paragraph" style:parent-style-name="Standard">
      <style:paragraph-properties fo:text-align="start" style:justify-single-word="false"/>
      <style:text-properties officeooo:rsid="001037e5" officeooo:paragraph-rsid="002677ef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118452" officeooo:paragraph-rsid="002677ef"/>
    </style:style>
    <style:style style:name="P10" style:family="paragraph" style:parent-style-name="Standard">
      <style:paragraph-properties fo:text-align="start" style:justify-single-word="false"/>
      <style:text-properties officeooo:rsid="00118452" officeooo:paragraph-rsid="002677ef"/>
    </style:style>
    <style:style style:name="P11" style:family="paragraph" style:parent-style-name="Standard">
      <style:paragraph-properties fo:text-align="start" style:justify-single-word="false"/>
      <style:text-properties officeooo:rsid="00175af8" officeooo:paragraph-rsid="002677ef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32977"/>
    </style:style>
    <style:style style:name="T4" style:family="text">
      <style:text-properties officeooo:rsid="001037e5"/>
    </style:style>
    <style:style style:name="T5" style:family="text">
      <style:text-properties officeooo:rsid="001538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<text:variable-set text:name="Assignment" office:value-type="float" office:value="9" style:data-style-name="N0">9</text:variable-set>: <text:span text:style-name="T4">Linearization of Data</text:span></text:p>
      <text:p text:style-name="P6"/>
      <text:list xml:id="list5109068709772619452" text:style-name="L2">
        <text:list-item>
          <text:p text:style-name="P7"><text:s/>You are collecting data on the photoelectric effect. <text:s/>For a certain metal, you collect the following data:</text:p>
        </text:list-item>
      </text:list>
      <text:p text:style-name="P5"><draw:frame draw:style-name="fr2" draw:name="Object1" text:anchor-type="paragraph" svg:x="0.2665in" svg:y="0.1728in" svg:width="2.7555in" svg:height="1.4335in" draw:z-index="2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65634636128144" text:continue-numbering="true" text:style-name="L2">
        <text:list-item>
          <text:list>
            <text:list-item>
              <text:p text:style-name="P7">What is the work function of the metal?</text:p>
            </text:list-item>
          </text:list>
        </text:list-item>
      </text:list>
      <text:p text:style-name="P5"/>
      <text:p text:style-name="P5"/>
      <text:list xml:id="list65633871895614" text:continue-numbering="true" text:style-name="L2">
        <text:list-item>
          <text:list>
            <text:list-item>
              <text:p text:style-name="P7">What is the value of Planck's constant according to these data?</text:p>
            </text:list-item>
          </text:list>
        </text:list-item>
      </text:list>
      <text:p text:style-name="P8"/>
      <text:p text:style-name="P8"/>
      <text:list xml:id="list65634903728582" text:continue-numbering="true" text:style-name="L2">
        <text:list-item>
          <text:p text:style-name="P9">The relationship between distance traveled for a car and time is shown below. <text:s/></text:p>
        </text:list-item>
      </text:list>
      <text:p text:style-name="P10"><draw:frame draw:style-name="fr2" draw:name="Object2" text:anchor-type="paragraph" svg:x="3.9791in" svg:y="0.1098in" svg:width="3.0689in" svg:height="2.2154in" draw:z-index="3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65635254095336" text:continue-numbering="true" text:style-name="L2">
        <text:list-item>
          <text:list>
            <text:list-item>
              <text:p text:style-name="P9">Choose two new variables (call them x and y) that will linearize the data. <text:s/>Complete the table and <text:span text:style-name="T5">sketch a new graph below:</text:span>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list xml:id="list65633859472029" text:continue-numbering="true" text:style-name="L2">
        <text:list-item>
          <text:list>
            <text:list-item>
              <text:p text:style-name="P9">What is the acceleration of the car?</text:p>
            </text:list-item>
          </text:list>
        </text:list-item>
      </text:list>
      <text:p text:style-name="P10"/>
      <text:p text:style-name="P10"><text:soft-page-break/></text:p>
      <text:list xml:id="list65633686263277" text:continue-numbering="true" text:style-name="L2">
        <text:list-item>
          <text:p text:style-name="P9">You are attempting to experimentally determine the index of refraction of a piece of glass. <text:s/>You obtain the following information:</text:p>
        </text:list-item>
      </text:list>
      <text:p text:style-name="P10"><draw:frame draw:style-name="fr2" draw:name="Object4" text:anchor-type="paragraph" svg:x="-0.0181in" svg:y="0.0654in" svg:width="5.8799in" svg:height="1.6807in" draw:z-index="4"><draw:object xlink:href="./Object 3" xlink:type="simple" xlink:show="embed" xlink:actuate="onLoad"/><draw:image xlink:href="./ObjectReplacements/Object 3" xlink:type="simple" xlink:show="embed" xlink:actuate="onLoad"/><svg:desc>OLE-object</svg:desc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Make two graphs below:</text:p>
      <text:p text:style-name="P11">Qr vs Qi and Y vs X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What is the index of refraction of the material?</text:p>
      <text:p text:style-name="P10"/>
      <text:p text:style-name="P8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4665in" svg:y="-0.25in" svg:width="0.5799in" svg:height="0.5in" draw:z-index="1"><draw:image xlink:href="Pictures/10000000000001620000012D29B887F4.png" xlink:type="simple" xlink:show="embed" xlink:actuate="onLoad"/></draw:frame> <text:s text:c="3"/><text:span text:style-name="MT1">Name: <text:tab/><text:tab/></text:span><text:span text:style-name="MT1"><text:date style:data-style-name="N37" text:date-value="2014-11-21T06:56:33.066783668" text:date-adjust="PT24H00M00S">11/22/14</text:date></text:span></text:p>
      </style:header>
      <style:footer>
        <text:p text:style-name="MP1">1<text:span text:style-name="MT2">st</text:span> Nine Weeks<text:tab/><text:page-number text:select-page="current">2</text:page-number>/<text:page-count>2</text:page-count><text:tab/>Assignment <text:variable-get text:name="Assignment" style:data-style-name="N0">9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06:56:01.590084542</meta:creation-date>
    <meta:editing-duration>PT11S</meta:editing-duration>
    <meta:editing-cycles>3</meta:editing-cycles>
    <meta:generator>LibreOffice/4.2.7.2$Linux_X86_64 LibreOffice_project/420$Build-2</meta:generator>
    <meta:initial-creator>Jonas Williamson</meta:initial-creator>
    <dc:date>2014-11-21T06:56:33.028741242</dc:date>
    <dc:creator>Jonas Williamson</dc:creator>
    <meta:document-statistic meta:table-count="0" meta:image-count="1" meta:object-count="3" meta:page-count="2" meta:paragraph-count="13" meta:word-count="139" meta:character-count="768" meta:non-whitespace-character-count="63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3772in"/>
    </style:style>
    <style:style style:name="co2" style:family="table-column">
      <style:table-column-properties fo:break-before="auto" style:column-width="2.02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2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  <style:text-properties style:text-position="" style:font-weight-asian="normal"/>
    </style:style>
    <style:style style:name="ce3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  <style:text-properties style:font-weight-asian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table:style-name="Default" table:number-columns-repeated="2"/>
        </table:table-row>
        <table:table-row table:style-name="ro2">
          <table:table-cell office:value-type="string" calcext:value-type="string">
            <text:p>Kmax (J)</text:p>
          </table:table-cell>
          <table:table-cell table:style-name="ce3" office:value-type="string" calcext:value-type="string">
            <text:p>F (Hz)</text:p>
          </table:table-cell>
        </table:table-row>
        <table:table-row table:style-name="ro2">
          <table:table-cell office:value-type="float" office:value="1.23037057754602E-020" calcext:value-type="float">
            <text:p>1.230E-020</text:p>
          </table:table-cell>
          <table:table-cell table:formula="of:=2*10^14" office:value-type="float" office:value="200000000000000" calcext:value-type="float">
            <text:p>2.000E+014</text:p>
          </table:table-cell>
        </table:table-row>
        <table:table-row table:style-name="ro2">
          <table:table-cell office:value-type="float" office:value="8.18805801347047E-020" calcext:value-type="float">
            <text:p>8.188E-020</text:p>
          </table:table-cell>
          <table:table-cell table:formula="of:=3*10^14" office:value-type="float" office:value="300000000000000" calcext:value-type="float">
            <text:p>3.000E+014</text:p>
          </table:table-cell>
        </table:table-row>
        <table:table-row table:style-name="ro2">
          <table:table-cell office:value-type="float" office:value="1.4375060921349E-019" calcext:value-type="float">
            <text:p>1.438E-019</text:p>
          </table:table-cell>
          <table:table-cell table:formula="of:=4*10^14" office:value-type="float" office:value="400000000000000" calcext:value-type="float">
            <text:p>4.000E+014</text:p>
          </table:table-cell>
        </table:table-row>
        <table:table-row table:style-name="ro2">
          <table:table-cell office:value-type="float" office:value="1.92113520250446E-019" calcext:value-type="float">
            <text:p>1.921E-019</text:p>
          </table:table-cell>
          <table:table-cell table:formula="of:=5*10^14" office:value-type="float" office:value="500000000000000" calcext:value-type="float">
            <text:p>5.000E+014</text:p>
          </table:table-cell>
        </table:table-row>
        <table:table-row table:style-name="ro2">
          <table:table-cell office:value-type="float" office:value="2.99427432597058E-019" calcext:value-type="float">
            <text:p>2.994E-019</text:p>
          </table:table-cell>
          <table:table-cell table:formula="of:=6*10^14" office:value-type="float" office:value="600000000000000" calcext:value-type="float">
            <text:p>6.000E+014</text:p>
          </table:table-cell>
        </table:table-row>
        <table:table-row table:style-name="ro2">
          <table:table-cell office:value-type="float" office:value="3.75033643562911E-019" calcext:value-type="float">
            <text:p>3.750E-019</text:p>
          </table:table-cell>
          <table:table-cell table:formula="of:=7*10^14" office:value-type="float" office:value="700000000000000" calcext:value-type="float">
            <text:p>7.000E+014</text:p>
          </table:table-cell>
        </table:table-row>
        <table:table-row table:style-name="ro2">
          <table:table-cell office:value-type="float" office:value="3.81172325752459E-019" calcext:value-type="float">
            <text:p>3.812E-019</text:p>
          </table:table-cell>
          <table:table-cell table:formula="of:=8*10^14" office:value-type="float" office:value="800000000000000" calcext:value-type="float">
            <text:p>8.000E+014</text:p>
          </table:table-cell>
        </table:table-row>
        <table:table-row table:style-name="ro2">
          <table:table-cell office:value-type="float" office:value="4.57378717684041E-019" calcext:value-type="float">
            <text:p>4.574E-019</text:p>
          </table:table-cell>
          <table:table-cell table:formula="of:=9*10^14" office:value-type="float" office:value="900000000000000" calcext:value-type="float">
            <text:p>9.000E+01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scientific-number number:decimal-places="3" number:min-integer-digits="1" number:min-exponent-digits="3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 style:data-style-name="N2" text:time-value="0000-00-00T07:21:31.7140436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794cm" svg:height="5.626cm" xlink:href="." xlink:type="simple" chart:class="chart:scatter" chart:style-name="ch1">
        <chart:plot-area chart:style-name="ch2" chart:data-source-has-labels="both" svg:x="1.48cm" svg:y="0.556cm" svg:width="5.852cm" svg:height="4.008cm">
          <chartooo:coordinate-region svg:x="2.112cm" svg:y="0.758cm" svg:width="5.028cm" svg:height="3.153cm"/>
          <chart:axis chart:dimension="x" chart:name="primary-x" chart:style-name="ch3" chartooo:axis-type="auto">
            <chart:title svg:x="3.777cm" svg:y="4.676cm" chart:style-name="ch4">
              <text:p>Time (s)</text:p>
            </chart:title>
            <chart:categories table:cell-range-address="local-table.$A$2:.$A$12"/>
          </chart:axis>
          <chart:axis chart:dimension="y" chart:name="primary-y" chart:style-name="ch3">
            <chart:title svg:x="0.775cm" svg:y="3.517cm" chart:style-name="ch5">
              <text:p>Distance (m)</text:p>
            </chart:title>
            <chart:grid chart:style-name="ch6" chart:class="major"/>
          </chart:axis>
          <chart:series chart:style-name="ch7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8" chart:values-cell-range-address="local-table.$E$2:.$E$12" chart:label-cell-address="local-table.$E$1" chart:class="chart:scatter">
            <chart:domain table:cell-range-address="local-table.$D$2:.$D$12"/>
            <chart:data-point chart:repeated="11"/>
          </chart:series>
          <chart:series chart:style-name="ch9" chart:values-cell-range-address="local-table.$G$2:.$G$12" chart:label-cell-address="local-table.$G$1" chart:class="chart:scatter">
            <chart:domain table:cell-range-address="local-table.$F$2:.$F$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/>
              </table:table-cell>
              <table:table-cell office:value-type="string">
                <text:p>X=</text:p>
              </table:table-cell>
              <table:table-cell office:value-type="string">
                <text:p/>
              </table:table-cell>
              <table:table-cell office:value-type="string">
                <text:p>Y=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648179024225101">
                <text:p>0.0648179024225101</text:p>
              </table:table-cell>
              <table:table-cell office:value-type="float" office:value="0.0648179024225101">
                <text:p>0.0648179024225101</text:p>
              </table:table-cell>
              <table:table-cell office:value-type="float" office:value="NaN">
                <text:p>NaN</text:p>
              </table:table-cell>
              <table:table-cell office:value-type="float" office:value="0.0648179024225101">
                <text:p>0.0648179024225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72656272142194">
                <text:p>0.372656272142194</text:p>
              </table:table-cell>
              <table:table-cell office:value-type="float" office:value="0.372656272142194">
                <text:p>0.372656272142194</text:p>
              </table:table-cell>
              <table:table-cell office:value-type="float" office:value="NaN">
                <text:p>NaN</text:p>
              </table:table-cell>
              <table:table-cell office:value-type="float" office:value="0.372656272142194">
                <text:p>0.372656272142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22557965433225">
                <text:p>0.922557965433225</text:p>
              </table:table-cell>
              <table:table-cell office:value-type="float" office:value="0.922557965433225">
                <text:p>0.922557965433225</text:p>
              </table:table-cell>
              <table:table-cell office:value-type="float" office:value="NaN">
                <text:p>NaN</text:p>
              </table:table-cell>
              <table:table-cell office:value-type="float" office:value="0.922557965433225">
                <text:p>0.922557965433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57102211930323">
                <text:p>1.57102211930323</text:p>
              </table:table-cell>
              <table:table-cell office:value-type="float" office:value="1.57102211930323">
                <text:p>1.57102211930323</text:p>
              </table:table-cell>
              <table:table-cell office:value-type="float" office:value="NaN">
                <text:p>NaN</text:p>
              </table:table-cell>
              <table:table-cell office:value-type="float" office:value="1.57102211930323">
                <text:p>1.57102211930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52150944867171">
                <text:p>2.52150944867171</text:p>
              </table:table-cell>
              <table:table-cell office:value-type="float" office:value="2.52150944867171">
                <text:p>2.52150944867171</text:p>
              </table:table-cell>
              <table:table-cell office:value-type="float" office:value="NaN">
                <text:p>NaN</text:p>
              </table:table-cell>
              <table:table-cell office:value-type="float" office:value="2.52150944867171">
                <text:p>2.52150944867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64152448759414">
                <text:p>3.64152448759414</text:p>
              </table:table-cell>
              <table:table-cell office:value-type="float" office:value="3.64152448759414">
                <text:p>3.64152448759414</text:p>
              </table:table-cell>
              <table:table-cell office:value-type="float" office:value="NaN">
                <text:p>NaN</text:p>
              </table:table-cell>
              <table:table-cell office:value-type="float" office:value="3.64152448759414">
                <text:p>3.64152448759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9306944310898">
                <text:p>4.9306944310898</text:p>
              </table:table-cell>
              <table:table-cell office:value-type="float" office:value="4.9306944310898">
                <text:p>4.9306944310898</text:p>
              </table:table-cell>
              <table:table-cell office:value-type="float" office:value="NaN">
                <text:p>NaN</text:p>
              </table:table-cell>
              <table:table-cell office:value-type="float" office:value="4.9306944310898">
                <text:p>4.9306944310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44470097417943">
                <text:p>6.44470097417943</text:p>
              </table:table-cell>
              <table:table-cell office:value-type="float" office:value="6.44470097417943">
                <text:p>6.44470097417943</text:p>
              </table:table-cell>
              <table:table-cell office:value-type="float" office:value="NaN">
                <text:p>NaN</text:p>
              </table:table-cell>
              <table:table-cell office:value-type="float" office:value="6.44470097417943">
                <text:p>6.44470097417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.05140924621373">
                <text:p>8.05140924621373</text:p>
              </table:table-cell>
              <table:table-cell office:value-type="float" office:value="8.05140924621373">
                <text:p>8.05140924621373</text:p>
              </table:table-cell>
              <table:table-cell office:value-type="float" office:value="NaN">
                <text:p>NaN</text:p>
              </table:table-cell>
              <table:table-cell office:value-type="float" office:value="8.05140924621373">
                <text:p>8.05140924621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.98209483334795">
                <text:p>9.98209483334795</text:p>
              </table:table-cell>
              <table:table-cell office:value-type="float" office:value="9.98209483334795">
                <text:p>9.98209483334795</text:p>
              </table:table-cell>
              <table:table-cell office:value-type="float" office:value="NaN">
                <text:p>NaN</text:p>
              </table:table-cell>
              <table:table-cell office:value-type="float" office:value="9.98209483334795">
                <text:p>9.9820948333479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6862in"/>
    </style:style>
    <style:style style:name="co2" style:family="table-column">
      <style:table-column-properties fo:break-before="auto" style:column-width="1.5272in"/>
    </style:style>
    <style:style style:name="co3" style:family="table-column">
      <style:table-column-properties fo:break-before="auto" style:column-width="1.2717in"/>
    </style:style>
    <style:style style:name="co4" style:family="table-column">
      <style:table-column-properties fo:break-before="auto" style:column-width="1.395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2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23">
          <table:table-cell table:number-columns-repeated="4"/>
        </table:table-row>
        <table:table-row table:style-name="ro2">
          <table:table-cell table:style-name="ce4" office:value-type="string" calcext:value-type="string">
            <text:p>Incident Angle (deg)</text:p>
          </table:table-cell>
          <table:table-cell table:style-name="ce4" office:value-type="string" calcext:value-type="string">
            <text:p>Refracted Angle (deg)</text:p>
          </table:table-cell>
          <table:table-cell table:style-name="ce6" office:value-type="string" calcext:value-type="string">
            <text:p>X=</text:p>
          </table:table-cell>
          <table:table-cell table:style-name="ce6" office:value-type="string" calcext:value-type="string">
            <text:p>Y=</text:p>
          </table:table-cell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table:formula="of:=DEGREES(ASIN(SIN(RADIANS([.A125]))/1.5))" office:value-type="float" office:value="0" calcext:value-type="float">
            <text:p>0</text:p>
          </table:table-cell>
          <table:table-cell table:style-name="ce6" table:number-columns-repeated="2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5" table:formula="of:=DEGREES(ASIN(SIN(RADIANS([.A126]))/1.5))" office:value-type="float" office:value="6.64777709282861" calcext:value-type="float">
            <text:p>6.648</text:p>
          </table:table-cell>
          <table:table-cell table:style-name="ce6"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5" table:formula="of:=DEGREES(ASIN(SIN(RADIANS([.A127]))/1.5))" office:value-type="float" office:value="13.1801421614004" calcext:value-type="float">
            <text:p>13.180</text:p>
          </table:table-cell>
          <table:table-cell table:style-name="ce6"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5" table:formula="of:=DEGREES(ASIN(SIN(RADIANS([.A128]))/1.5))" office:value-type="float" office:value="19.4712206344907" calcext:value-type="float">
            <text:p>19.471</text:p>
          </table:table-cell>
          <table:table-cell table:style-name="ce6"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5" table:formula="of:=DEGREES(ASIN(SIN(RADIANS([.A129]))/1.5))" office:value-type="float" office:value="25.3739939391794" calcext:value-type="float">
            <text:p>25.374</text:p>
          </table:table-cell>
          <table:table-cell table:style-name="ce6"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5" table:formula="of:=DEGREES(ASIN(SIN(RADIANS([.A130]))/1.5))" office:value-type="float" office:value="30.7102207661022" calcext:value-type="float">
            <text:p>30.710</text:p>
          </table:table-cell>
          <table:table-cell table:style-name="ce6"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5" table:formula="of:=DEGREES(ASIN(SIN(RADIANS([.A131]))/1.5))" office:value-type="float" office:value="35.2643896827547" calcext:value-type="float">
            <text:p>35.264</text:p>
          </table:table-cell>
          <table:table-cell table:style-name="ce6"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5" table:formula="of:=DEGREES(ASIN(SIN(RADIANS([.A132]))/1.5))" office:value-type="float" office:value="38.7895564163551" calcext:value-type="float">
            <text:p>38.790</text:p>
          </table:table-cell>
          <table:table-cell table:style-name="ce6"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5" table:formula="of:=DEGREES(ASIN(SIN(RADIANS([.A133]))/1.5))" office:value-type="float" office:value="41.0364105252033" calcext:value-type="float">
            <text:p>41.036</text:p>
          </table:table-cell>
          <table:table-cell table:style-name="ce6" table:number-columns-repeated="2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scientific-number number:decimal-places="3" number:min-integer-digits="1" number:min-exponent-digits="3"/>
    </number:number-style>
    <number:number-style style:name="N124">
      <number:number number:decimal-places="4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6" number:min-integer-digits="1"/>
    </number:number-style>
    <number:number-style style:name="N131">
      <number:number number:decimal-places="5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 style:data-style-name="N2" text:time-value="0000-00-00T07:46:43.653974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